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beb" officeooo:paragraph-rsid="0005abeb"/>
    </style:style>
    <style:style style:name="P2" style:family="paragraph" style:parent-style-name="Standard">
      <style:text-properties officeooo:rsid="000d32a0" officeooo:paragraph-rsid="000d32a0"/>
    </style:style>
    <style:style style:name="P3" style:family="paragraph" style:parent-style-name="Standard" style:list-style-name="L1">
      <style:text-properties fo:color="#ff0000" fo:font-size="16pt" style:text-underline-style="solid" style:text-underline-width="auto" style:text-underline-color="font-color" fo:font-weight="bold" officeooo:rsid="0005abeb" officeooo:paragraph-rsid="0005abeb" style:font-weight-asian="bold" style:font-weight-complex="bold"/>
    </style:style>
    <style:style style:name="P4" style:family="paragraph" style:parent-style-name="Standard" style:list-style-name="L1">
      <style:text-properties fo:color="#008000" fo:font-size="14pt" style:text-underline-style="solid" style:text-underline-width="auto" style:text-underline-color="font-color" officeooo:rsid="0005abeb" officeooo:paragraph-rsid="0005abeb"/>
    </style:style>
    <style:style style:name="P5" style:family="paragraph" style:parent-style-name="Standard" style:list-style-name="L1">
      <style:text-properties fo:font-weight="bold" officeooo:rsid="0005abeb" officeooo:paragraph-rsid="0005abeb" style:font-weight-asian="bold" style:font-weight-complex="bold"/>
    </style:style>
    <style:style style:name="P6" style:family="paragraph" style:parent-style-name="Standard" style:list-style-name="L1">
      <style:text-properties fo:font-weight="bold" officeooo:rsid="00071ccf" officeooo:paragraph-rsid="00071ccf" style:font-weight-asian="bold" style:font-weight-complex="bold"/>
    </style:style>
    <style:style style:name="P7" style:family="paragraph" style:parent-style-name="Standard" style:list-style-name="L1">
      <style:text-properties fo:font-weight="bold" officeooo:rsid="000a480b" officeooo:paragraph-rsid="000a480b" style:font-weight-asian="bold" style:font-weight-complex="bold"/>
    </style:style>
    <style:style style:name="P8" style:family="paragraph" style:parent-style-name="Standard" style:list-style-name="L1">
      <style:text-properties fo:font-weight="bold" officeooo:rsid="000d32a0" officeooo:paragraph-rsid="000d32a0" style:font-weight-asian="bold" style:font-weight-complex="bold"/>
    </style:style>
    <style:style style:name="P9" style:family="paragraph" style:parent-style-name="Standard" style:list-style-name="L1">
      <style:text-properties fo:font-weight="bold" officeooo:rsid="000e95f3" officeooo:paragraph-rsid="000e95f3" style:font-weight-asian="bold" style:font-weight-complex="bold"/>
    </style:style>
    <style:style style:name="P10" style:family="paragraph" style:parent-style-name="Standard" style:list-style-name="L1">
      <style:text-properties fo:font-weight="bold" officeooo:rsid="000f89ab" officeooo:paragraph-rsid="000f89ab" style:font-weight-asian="bold" style:font-weight-complex="bold"/>
    </style:style>
    <style:style style:name="P11" style:family="paragraph" style:parent-style-name="Standard" style:list-style-name="L1">
      <style:text-properties officeooo:rsid="0005f6ac" officeooo:paragraph-rsid="0006b2ec"/>
    </style:style>
    <style:style style:name="P12" style:family="paragraph" style:parent-style-name="Standard" style:list-style-name="L1">
      <style:text-properties officeooo:rsid="0005f6ac" officeooo:paragraph-rsid="0005f6ac"/>
    </style:style>
    <style:style style:name="P13" style:family="paragraph" style:parent-style-name="Standard" style:list-style-name="L1">
      <style:text-properties officeooo:rsid="0006b2ec" officeooo:paragraph-rsid="0006b2ec"/>
    </style:style>
    <style:style style:name="P14" style:family="paragraph" style:parent-style-name="Standard" style:list-style-name="L1">
      <style:text-properties officeooo:rsid="00071ccf" officeooo:paragraph-rsid="00071ccf"/>
    </style:style>
    <style:style style:name="P15" style:family="paragraph" style:parent-style-name="Standard" style:list-style-name="L1">
      <style:text-properties officeooo:rsid="000b864c" officeooo:paragraph-rsid="000b864c"/>
    </style:style>
    <style:style style:name="P16" style:family="paragraph" style:parent-style-name="Standard" style:list-style-name="L1">
      <style:text-properties officeooo:rsid="000d32a0" officeooo:paragraph-rsid="000d32a0"/>
    </style:style>
    <style:style style:name="P17" style:family="paragraph" style:parent-style-name="Standard" style:list-style-name="L1">
      <style:text-properties officeooo:rsid="000a480b" officeooo:paragraph-rsid="000a480b"/>
    </style:style>
    <style:style style:name="P18" style:family="paragraph" style:parent-style-name="Standard" style:list-style-name="L1">
      <style:text-properties officeooo:rsid="000db3eb" officeooo:paragraph-rsid="000db3eb"/>
    </style:style>
    <style:style style:name="P19" style:family="paragraph" style:parent-style-name="Standard" style:list-style-name="L1">
      <style:text-properties officeooo:rsid="000df982" officeooo:paragraph-rsid="000df982"/>
    </style:style>
    <style:style style:name="P20" style:family="paragraph" style:parent-style-name="Standard" style:list-style-name="L1">
      <style:text-properties officeooo:rsid="000e95f3" officeooo:paragraph-rsid="000e95f3"/>
    </style:style>
    <style:style style:name="P21" style:family="paragraph" style:parent-style-name="Standard" style:list-style-name="L1">
      <style:text-properties officeooo:rsid="000f89ab" officeooo:paragraph-rsid="000f89ab"/>
    </style:style>
    <style:style style:name="P22" style:family="paragraph" style:parent-style-name="Standard" style:list-style-name="L1">
      <style:text-properties officeooo:rsid="001123da" officeooo:paragraph-rsid="001123da"/>
    </style:style>
    <style:style style:name="P23" style:family="paragraph" style:parent-style-name="Standard" style:list-style-name="L1">
      <style:paragraph-properties fo:break-before="page"/>
      <style:text-properties fo:color="#008000" fo:font-size="14pt" style:text-underline-style="solid" style:text-underline-width="auto" style:text-underline-color="font-color" officeooo:rsid="000d32a0" officeooo:paragraph-rsid="000d32a0"/>
    </style:style>
    <style:style style:name="T1" style:family="text">
      <style:text-properties officeooo:rsid="0006b2ec"/>
    </style:style>
    <style:style style:name="T2" style:family="text">
      <style:text-properties officeooo:rsid="000d32a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I" text:start-value="3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territoires dans la mondialisation : Une inégale intégration</text:p>
      <text:p text:style-name="P1"/>
      <text:list xml:id="list7464850815881077242" text:style-name="L1">
        <text:list-item>
          <text:p text:style-name="P3">Les espaces maritimes : approche géostratégique p346/347</text:p>
          <text:list>
            <text:list-item>
              <text:p text:style-name="P4">Les espaces maritimes : des espaces incontournables vis-à-vis de la mondialisation</text:p>
              <text:list>
                <text:list-item>
                  <text:p text:style-name="P5">L’importance des flux et des façades maritimes</text:p>
                  <text:list>
                    <text:list-item>
                      <text:p text:style-name="P11">80 % du commerce international se fait par voie maritime</text:p>
                      <text:p text:style-name="P12">→ Les conteneurs contiennent des matières premières, des hydrocarbures, des produits agricoles, du textile</text:p>
                      <text:list>
                        <text:list-header>
                          <text:p text:style-name="P12">→ Supertankers (transport du pétrole)</text:p>
                          <text:p text:style-name="P12">→ Méthaniers (transport du gaz)</text:p>
                          <text:p text:style-name="P12">→ <text:span text:style-name="T1">Transport humain (tourisme)</text:span></text:p>
                        </text:list-header>
                      </text:list>
                    </text:list-item>
                    <text:list-item>
                      <text:p text:style-name="P13">Les façade maritime servent d’interfaces pour pouvoir entrer dans un autre continent / pays. Tous les flux maritimes passent par ces façades.</text:p>
                    </text:list-item>
                    <text:list-item>
                      <text:p text:style-name="P13">Principales façades maritimes :</text:p>
                      <text:list>
                        <text:list-header>
                          <text:p text:style-name="P13">La façade de l’Asie orientale</text:p>
                          <text:p text:style-name="P13">Le Northern Range</text:p>
                          <text:p text:style-name="P13">La façade atlantique de l’Amérique du Nord</text:p>
                        </text:list-header>
                      </text:list>
                      <text:p text:style-name="P14">Les grand ports</text:p>
                      <text:list text:continue-numbering="true">
                        <text:list-header>
                          <text:p text:style-name="P14">On y trouve des ZIP, des HUB, des plate-formes multimodales</text:p>
                          <text:p text:style-name="P14">Les plus grands ports se situent surtout en Chîne.</text:p>
                        </text:list-header>
                      </text:list>
                    </text:list-item>
                    <text:list-item>
                      <text:p text:style-name="P15">Les câbles sous-mer </text:p>
                      <text:list>
                        <text:list-header>
                          <text:p text:style-name="P15"><text:span text:style-name="T2">F</text:span>ibre optique, oléoduc, gazoduc</text:p>
                        </text:list-header>
                      </text:list>
                    </text:list-item>
                    <text:list-item>
                      <text:p text:style-name="P16">Ressources touristiques</text:p>
                      <text:list>
                        <text:list-header>
                          <text:p text:style-name="P16">Tourisme balnéaire</text:p>
                        </text:list-header>
                      </text:list>
                    </text:list-item>
                  </text:list>
                </text:list-item>
                <text:list-item>
                  <text:p text:style-name="P6">Des espaces riches dont les ressources sont exploités</text:p>
                  <text:list>
                    <text:list-item>
                      <text:p text:style-name="P14">Quelles ressources disposent les espaces maritimes ?</text:p>
                      <text:list>
                        <text:list-header>
                          <text:p text:style-name="P14">Ressources halieutiques (nourriture de la mer)</text:p>
                          <text:list>
                            <text:list-header>
                              <text:p text:style-name="P14">Elles augmentent de plus en plus avec le développement et la croissance de la population</text:p>
                              <text:p text:style-name="P14">100M de tonnes de poissons et crustacés sont consommées chaque année</text:p>
                            </text:list-header>
                          </text:list>
                          <text:p text:style-name="P17">Ressources énergétiques (hydrocarbures, pétroles, gaz)</text:p>
                          <text:list text:continue-numbering="true">
                            <text:list-header>
                              <text:p text:style-name="P17">30 % de la production de pétrole</text:p>
                              <text:list>
                                <text:list-header>
                                  <text:p text:style-name="P17">Stations off-shore</text:p>
                                </text:list-header>
                              </text:list>
                              <text:p text:style-name="P17">27 % de la production de gaz</text:p>
                              <text:p text:style-name="P17">Une exploitation difficile due à la profondeur</text:p>
                            </text:list-header>
                          </text:list>
                          <text:p text:style-name="P17">Minerais (cuivre, nickel, cobalt)</text:p>
                          <text:list text:continue-numbering="true">
                            <text:list-header>
                              <text:p text:style-name="P17">Exploitation difficile due à la profondeur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7">Des espaces menacés par la mondialisation</text:p>
                  <text:list>
                    <text:list-item>
                      <text:p text:style-name="P17">La surpêche</text:p>
                    </text:list-item>
                    <text:list-item>
                      <text:p text:style-name="P17">La pollution</text:p>
                      <text:list>
                        <text:list-header>
                          <text:p text:style-name="P16">Marées noires (fuites ou explosions des exploitations off-shore)</text:p>
                        </text:list-header>
                      </text:list>
                    </text:list-item>
                    <text:list-item>
                      <text:p text:style-name="P16">Fragilisation des littoraux avec la concentration de la population</text:p>
                    </text:list-item>
                  </text:list>
                </text:list-item>
              </text:list>
              <text:p text:style-name="P17"/>
            </text:list-item>
          </text:list>
        </text:list-item>
      </text:list>
      <text:p text:style-name="P2"/>
      <text:list xml:id="list114053654583787" text:continue-numbering="true" text:style-name="L1">
        <text:list-item>
          <text:list>
            <text:list-item>
              <text:p text:style-name="P23">Les espaces maritimes, des espaces convoités et disputés</text:p>
              <text:list>
                <text:list-item>
                  <text:p text:style-name="P8">Les espaces maritimes, des espaces à partager</text:p>
                  <text:list>
                    <text:list-item>
                      <text:p text:style-name="P18">Les grandes zones de pêche donnent lieux à des conflits, mais aussi à l’exploitation des hydrocarbures. </text:p>
                    </text:list-item>
                    <text:list-item>
                      <text:p text:style-name="P18">Conférence de Montego Bay (1982) → réglementation </text:p>
                      <text:list>
                        <text:list-header>
                          <text:p text:style-name="P18">Pour éviter les conflits, il y a une mise en place de la Convention des Nations Unies sur le Droit de la Mer (CNUDM)</text:p>
                        </text:list-header>
                      </text:list>
                    </text:list-item>
                    <text:list-item>
                      <text:p text:style-name="P18">Partage des espaces maritimes :</text:p>
                      <text:list>
                        <text:list-header>
                          <text:p text:style-name="P18">Zone Économique Exclusive (ZEE) : 200 miles = 370 km</text:p>
                          <text:list>
                            <text:list-header>
                              <text:p text:style-name="P18">→ Exploitation exclusive de l’État </text:p>
                            </text:list-header>
                          </text:list>
                          <text:p text:style-name="P18">Au delà, ce sont les eaux internationales</text:p>
                          <text:list text:continue-numbering="true">
                            <text:list-header>
                              <text:p text:style-name="P18">→ Exploitation partagée entre les États </text:p>
                              <text:list>
                                <text:list-header>
                                  <text:p text:style-name="P18">Bien commun de l’humanité</text:p>
                                  <text:p text:style-name="P18">Propriété d’aucun État</text:p>
                                  <text:p text:style-name="P18">Circulation libre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19">Le découpage de l’espace maritime mondial en ZEE n’empêche pas les tensions</text:p>
                      <text:list>
                        <text:list-header>
                          <text:p text:style-name="P19">Disputes entre les états pour même des îles minuscules. </text:p>
                        </text:list-header>
                      </text:list>
                    </text:list-item>
                  </text:list>
                </text:list-item>
                <text:list-item>
                  <text:p text:style-name="P9">La maîtrise de la surveillance des mers</text:p>
                  <text:list>
                    <text:list-item>
                      <text:p text:style-name="P20">Principales puissances militaires maritimes : </text:p>
                      <text:list>
                        <text:list-header>
                          <text:p text:style-name="P20">Les États-Unis</text:p>
                          <text:list>
                            <text:list-header>
                              <text:p text:style-name="P20">28 navires, 300 aéronefs, environ 20 000 militaires</text:p>
                              <text:p text:style-name="P20">On retrouve la flotte états-unienne sur tous les océans</text:p>
                            </text:list-header>
                          </text:list>
                          <text:p text:style-name="P20">La Russie, le Royaume-Uni, la Chine, la France</text:p>
                        </text:list-header>
                      </text:list>
                    </text:list-item>
                    <text:list-item>
                      <text:p text:style-name="P20">La Chine veut s’affirmer dans le Pacifique comme une grande puissance militaire régionale. Ainsi que l’Inde, Taïwan </text:p>
                      <text:p text:style-name="P20">Le Brésil aussi, dans l’Atlantique </text:p>
                    </text:list-item>
                  </text:list>
                </text:list-item>
                <text:list-item>
                  <text:p text:style-name="P10">Des espaces dangereux : la piraterie et le terrorisme</text:p>
                  <text:list>
                    <text:list-item>
                      <text:p text:style-name="P21">Principales zones d’insécurité maritime :</text:p>
                      <text:list>
                        <text:list-header>
                          <text:p text:style-name="P22">En Afrique, particulièrement à la Corne</text:p>
                          <text:list>
                            <text:list-header>
                              <text:p text:style-name="P22">En Somalie aussi, sachant que les pirates offrent des pots de vins à l’État somalien</text:p>
                            </text:list-header>
                          </text:list>
                          <text:p text:style-name="P22">Les zones insécurisées sont l’Asie Sud-Est, Philippine et Indonésie, et autour de la péninsule Arabique</text:p>
                        </text:list-header>
                      </text:list>
                    </text:list-item>
                    <text:list-item>
                      <text:p text:style-name="P22">Comment il est protégé</text:p>
                      <text:list>
                        <text:list-header>
                          <text:p text:style-name="P22">Mission <text:span text:style-name="T3">Atalante</text:span> en 2008 par l’UE</text:p>
                          <text:p text:style-name="P22"><text:span text:style-name="T3">Ocean Shield</text:span> en 2009 par l’OTAN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39:06.372000000</meta:creation-date>
    <dc:date>2019-02-05T11:40:52.929000000</dc:date>
    <meta:editing-duration>PT29M40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69" meta:word-count="539" meta:character-count="3344" meta:non-whitespace-character-count="2894"/>
  </office:meta>
</office:document-meta>
</file>